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Times new roman" svg:font-family="'Times new roman'" style:font-family-generic="roman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style:font-name="Arial" officeooo:paragraph-rsid="0012149f" fo:hyphenate="false"/>
    </style:style>
    <style:style style:name="P3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style:font-name="Arial" officeooo:paragraph-rsid="0013482e" fo:hyphenate="false"/>
    </style:style>
    <style:style style:name="P4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style:font-name="Arial" officeooo:paragraph-rsid="001683bb" fo:hyphenate="false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style:font-name="Arial" officeooo:paragraph-rsid="0013482e" fo:hyphenate="false"/>
    </style:style>
    <style:style style:name="P6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officeooo:paragraph-rsid="0013482e" fo:hyphenate="false"/>
    </style:style>
    <style:style style:name="P7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officeooo:paragraph-rsid="00101eb9" fo:hyphenate="false"/>
    </style:style>
    <style:style style:name="P8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/>
      <style:text-properties officeooo:paragraph-rsid="00112381" fo:hyphenate="false"/>
    </style:style>
    <style:style style:name="P9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 style:page-number="auto"/>
      <style:text-properties officeooo:paragraph-rsid="00127fcd" fo:hyphenate="false"/>
    </style:style>
    <style:style style:name="P10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 style:page-number="auto"/>
      <style:text-properties officeooo:paragraph-rsid="0013482e" fo:hyphenate="false"/>
    </style:style>
    <style:style style:name="P11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text-align="justify" style:justify-single-word="false" fo:hyphenation-ladder-count="no-limit" fo:text-indent="0cm" style:auto-text-indent="false" style:page-number="auto"/>
      <style:text-properties style:font-name="Arial" officeooo:paragraph-rsid="00101eb9" fo:hyphenate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style:font-name="Arial" officeooo:rsid="000dad2b" officeooo:paragraph-rsid="000dad2b"/>
    </style:style>
    <style:style style:name="P14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style:font-name="Arial" officeooo:rsid="0013482e" officeooo:paragraph-rsid="0013482e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  <style:text-properties style:font-name="Arial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  <style:text-properties style:font-name="Arial"/>
    </style:style>
    <style:style style:name="P17" style:family="paragraph" style:parent-style-name="Text_20_body" style:list-style-name="L2">
      <style:paragraph-properties fo:margin-left="0cm" fo:margin-right="0cm" fo:text-indent="0cm" style:auto-text-indent="false"/>
      <style:text-properties style:font-name="Arial" officeooo:rsid="0006eb06" officeooo:paragraph-rsid="0006eb06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officeooo:rsid="000c3ca6" officeooo:paragraph-rsid="000c3ca6"/>
    </style:style>
    <style:style style:name="P19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ff3333" style:font-name="Arial" fo:font-weight="bold" officeooo:rsid="000c3ca6" officeooo:paragraph-rsid="000c3ca6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ff3333" style:font-name="Arial" fo:font-weight="bold" officeooo:rsid="00125b42" officeooo:paragraph-rsid="00125b42" style:font-weight-asian="bold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0f1c05" officeooo:paragraph-rsid="000f1c05" style:font-weight-asian="bold" style:font-weight-complex="bold"/>
    </style:style>
    <style:style style:name="P23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Arial" officeooo:rsid="000f1c05"/>
    </style:style>
    <style:style style:name="T2" style:family="text">
      <style:text-properties style:font-name="Arial" officeooo:rsid="00101eb9"/>
    </style:style>
    <style:style style:name="T3" style:family="text">
      <style:text-properties style:font-name="Arial" officeooo:rsid="00112381"/>
    </style:style>
    <style:style style:name="T4" style:family="text">
      <style:text-properties style:font-name="Arial" officeooo:rsid="0012149f"/>
    </style:style>
    <style:style style:name="T5" style:family="text">
      <style:text-properties style:font-name="Arial" officeooo:rsid="00127fcd"/>
    </style:style>
    <style:style style:name="T6" style:family="text">
      <style:text-properties style:font-name="Arial" officeooo:rsid="0013482e"/>
    </style:style>
    <style:style style:name="T7" style:family="text">
      <style:text-properties style:font-name="Arial" officeooo:rsid="000e5b5a"/>
    </style:style>
    <style:style style:name="T8" style:family="text">
      <style:text-properties style:font-name="Arial" officeooo:rsid="0016298a"/>
    </style:style>
    <style:style style:name="T9" style:family="text">
      <style:text-properties officeooo:rsid="00056ac2"/>
    </style:style>
    <style:style style:name="T10" style:family="text">
      <style:text-properties officeooo:rsid="0005dc34"/>
    </style:style>
    <style:style style:name="T11" style:family="text">
      <style:text-properties officeooo:rsid="000686cb"/>
    </style:style>
    <style:style style:name="T12" style:family="text">
      <style:text-properties officeooo:rsid="0006eb06"/>
    </style:style>
    <style:style style:name="T13" style:family="text">
      <style:text-properties officeooo:rsid="00071ccb"/>
    </style:style>
    <style:style style:name="T14" style:family="text">
      <style:text-properties fo:font-weight="bold" officeooo:rsid="001683bb" style:font-weight-asian="bold" style:font-weight-complex="bold"/>
    </style:style>
    <style:style style:name="T15" style:family="text">
      <style:text-properties officeooo:rsid="00098c5c"/>
    </style:style>
    <style:style style:name="T16" style:family="text">
      <style:text-properties officeooo:rsid="000a5596"/>
    </style:style>
    <style:style style:name="T17" style:family="text">
      <style:text-properties officeooo:rsid="000c3ca6"/>
    </style:style>
    <style:style style:name="T18" style:family="text">
      <style:text-properties officeooo:rsid="000f1c05"/>
    </style:style>
    <style:style style:name="T19" style:family="text">
      <style:text-properties officeooo:rsid="0012149f"/>
    </style:style>
    <style:style style:name="T20" style:family="text">
      <style:text-properties officeooo:rsid="0013482e"/>
    </style:style>
    <style:style style:name="T21" style:family="text">
      <style:text-properties style:font-name="Times new roman" fo:font-weight="bold" officeooo:rsid="000f1c05" style:font-weight-asian="bold" style:font-weight-complex="bold"/>
    </style:style>
    <style:style style:name="T22" style:family="text">
      <style:text-properties style:font-name="Times new roman" fo:font-weight="bold" officeooo:rsid="0013482e" style:font-weight-asian="bold" style:font-weight-complex="bold"/>
    </style:style>
    <style:style style:name="T23" style:family="text">
      <style:text-properties fo:font-weight="normal" officeooo:rsid="001683bb" style:font-weight-asian="normal" style:font-weight-complex="normal"/>
    </style:style>
    <style:style style:name="T24" style:family="text">
      <style:text-properties fo:color="#ff3333" fo:font-weight="normal" officeooo:rsid="001683bb" style:font-weight-asian="normal" style:font-weight-complex="normal"/>
    </style:style>
    <style:style style:name="T25" style:family="text">
      <style:text-properties fo:color="#ff3333" officeooo:rsid="001683bb"/>
    </style:style>
    <style:style style:name="T26" style:family="text">
      <style:text-properties fo:color="#ff3333" fo:font-weight="bold" officeooo:rsid="001683bb" style:font-weight-asian="bold" style:font-weight-complex="bol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Controle de Egressos</text:p>
      <text:p text:style-name="P1"/>
      <text:p text:style-name="P12">O sistema tem como objetivo reunir os egressos do curso de Ciência da Computação da <text:s/>UFJF e obter informações sobre suas atuações.</text:p>
      <text:p text:style-name="Heading_20_3">Usuários e suas funções:</text:p>
      <text:list xml:id="list1939652652399127594" text:style-name="L1">
        <text:list-item>
          <text:p text:style-name="P15">Há <text:span text:style-name="T11">dois</text:span> tipos de usuários: Alunos <text:span text:style-name="T9">e</text:span> Administradores <text:span text:style-name="T16">(Coordenadores)</text:span>;</text:p>
        </text:list-item>
      </text:list>
      <text:list xml:id="list7471531715717877428" text:style-name="L2">
        <text:list-item>
          <text:p text:style-name="P16">Os Alunos <text:span text:style-name="T10">egressos</text:span> entram no sistema somente através do Facebook;</text:p>
        </text:list-item>
        <text:list-item>
          <text:p text:style-name="P16">Os Administradores <text:span text:style-name="T9">entram em outro módulo do sistema, externo ao Facebook.</text:span></text:p>
        </text:list-item>
        <text:list-item>
          <text:p text:style-name="P16"><text:s/>Em seu primeiro login no sistema, se o usuário for egresso, deve realizar um pequeno cadastro informando s<text:span text:style-name="T17">eu CPF <text:s/>e senha do SIGA, se esses dados forem válidos o usuário é redirecionado para uma tela onde deve informar o ano e o semestre de ingresso na universidade. Depois disso é criado um vínculo entre o perfil do Facebook que realizou este cadastrado e o aluno que foi cadastrado no módulo administrativo pelo administrador (coordenador).</text:span></text:p>
        </text:list-item>
        <text:list-item>
          <text:p text:style-name="P17">Alunos cadastrados poderão visualizar o mural de sua turma e das demais, além de poderem visualizar o perfil de seus colegas, visualizando informações, como empregos, projetos, formações e <text:s/>áreas de interesse, <text:span text:style-name="T15"><text:s/>podendo também <text:s/>visualizar as postagens no mural de sua turma, e as postagens das demais turma, se essas não foram marcadas como privadas. Os alunos também poderão visualizar uma página com todas as fotos postadas por colegas de turma.</text:span></text:p>
        </text:list-item>
      </text:list>
      <text:p text:style-name="P18">Os administradores podem cadastrar um aluno, assim como editar suas informações.</text:p>
      <text:p text:style-name="P18">Os administradores também criam turmas que aparecerão como opção mais tarde quando o aluno estiver se cadastrando através do Facebook.</text:p>
      <text:p text:style-name="P12"><text:span text:style-name="T12">Os </text:span>administradores <text:span text:style-name="T13">(coordenadores)</text:span> também podem ser egressos e caso sejam, também devem ter as funcionalidades de egresso já listadas anteriormente;</text:p>
      <text:p text:style-name="P20">Os administradores terão acesso às informações cadastradas pelos alunos a fim de gerar relatórios com base nessas informações.</text:p>
      <text:p text:style-name="P21">O sistema poderá no futuro se integrar com outras redes sociais para facilitar a obtenção de informações, <text:s/>como o linkedin e o google+.</text:p>
      <text:p text:style-name="P1"/>
      <text:p text:style-name="P1"/>
      <text:p text:style-name="Heading_20_3">Interface:</text:p>
      <text:p text:style-name="P22">Módulo <text:span text:style-name="T20">F</text:span>acebook (Aluno)</text:p>
      <text:list xml:id="list3005367733414421099" text:style-name="L3">
        <text:list-item>
          <text:p text:style-name="P19"><text:s/><text:span text:style-name="T17">A tela inicial é a tela da turma a qual o aluno pertence, onde ele encontrará uma área reservada ao mural da turma, que é onde ficam todas as postagens feitas por alunos da <text:s/>turma. O mural da turma permite que você crie postagens com textos ou imagens, ou textos com imagens. Também há a opção de marcar a postagem como privada, dessa forma a postagem só será vista por membros daquela turma. Esta área fica a esquerda da tela. A área de postagens vai crescendo verticalmente.</text:span></text:p>
        </text:list-item>
        <text:list-item>
          <text:p text:style-name="P13">As imagens aparecem em tamanho reduzido no mural de postagens, ao clicar nelas é <text:soft-page-break/>exibida uma janela com a imagem em um tamanho ma<text:span text:style-name="T20">ior.</text:span></text:p>
          <text:list>
            <text:list-item>
              <text:list>
                <text:list-item>
                  <text:p text:style-name="P14">Haverá também um botão que permitirá que o usuário convide amigos do Facebook a se cadastrarem no sistema.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Mais à esquerda dessa tela, ficarão miniaturas de fotos de todos os alunos pertencentes à turma. Ao passar o mouse por cima de uma dessas fotos, o sistema exibirá um </text:span><text:span text:style-name="T8">p</text:span><text:span text:style-name="T7">opup com algumas informações sobre o aluno : </text:span><text:span text:style-name="T1">foto, </text:span><text:span text:style-name="T7">nome, qual a atuação atual, etc... </text:span><text:span text:style-name="T1">Ao clicar na foto que é exibida neste popup o aluno será redirecionado para o perfil do colega que ele clicou na foto.</text:span></text:p>
                            </text:list-item>
                            <text:list-item>
                              <text:p text:style-name="P6"><text:span text:style-name="Fonte_20_parág._20_padrão"><text:span text:style-name="T1"><text:s/>Ainda na página de turma haverá um menu que ficará contido em uma barra superior horizontal, lá terão as opções de Meu Perfil (que redirecionará o usuário para o seu perfil), Imagens da turma (redirecionará para uma página onde serão exibidas todas as imagens postadas no mural da </text:span></text:span><text:span text:style-name="Fonte_20_parág._20_padrão"><text:span text:style-name="T2">sua </text:span></text:span><text:span text:style-name="Fonte_20_parág._20_padrão"><text:span text:style-name="T1">turma) , e também neste menu estará uma barra de pesquisa, para que o usuário possa pesquisar um aluno especifico, essa pesquisa filtrará as fotos exibidas na </text:span></text:span><text:span text:style-name="Fonte_20_parág._20_padrão"><text:span text:style-name="T4">G</text:span></text:span><text:span text:style-name="Fonte_20_parág._20_padrão"><text:span text:style-name="T1">rid de alunos, exibindo apenas aqueles que têm aquele nome pesquisado, ou alunos que contém determinada </text:span></text:span><text:span text:style-name="Fonte_20_parág._20_padrão"><text:span text:style-name="T2">S</text:span></text:span><text:span text:style-name="Fonte_20_parág._20_padrão"><text:span text:style-name="T1">ub</text:span></text:span><text:span text:style-name="Fonte_20_parág._20_padrão"><text:span text:style-name="T2">s</text:span></text:span><text:span text:style-name="Fonte_20_parág._20_padrão"><text:span text:style-name="T1">tring no nome. Ao lado desse campo de pesquisa, haverá um campo de seleção onde será possível escolher qual página de turma o usuário vai visualizar, ao selecionar uma turma, é exibido o mural daquela turma, assim como os alunos daquela turma.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Fonte_20_parág._20_padrão"><text:span text:style-name="T5">Ao clicar na opção Imagens da turma, </text:span></text:span><text:span text:style-name="Fonte_20_parág._20_padrão"><text:span text:style-name="T6">o usuário será redirecionado para uma página onde serão exibidas as miniaturas de todas as imagens postadas por ele e os colegas de turma. Ao clicar numa imagem ela é expandida e mostrada numa janela em tamanho grande.</text:span></text:span></text:p>
                </text:list-item>
                <text:list-item>
                  <text:p text:style-name="P7"><text:span text:style-name="Fonte_20_parág._20_padrão"><text:span text:style-name="T2">Na página de perfil será mostrada a foto do egresso, e do lado o nome, a turma a qual ele pertence e a atuação atual.</text:span></text:span></text:p>
                </text:list-item>
                <text:list-item>
                  <text:p text:style-name="P8"><text:span text:style-name="Fonte_20_parág._20_padrão"><text:span text:style-name="T3">Embaixo dessa parte, quatro seções, uma com as informações sobre emprego, uma com informações de formação, uma com as informações de outros projetos e uma com informações de áreas ou tópicos de interesse.</text:span></text:span></text:p>
                </text:list-item>
                <text:list-item>
                  <text:p text:style-name="P8"><text:span text:style-name="Fonte_20_parág._20_padrão"><text:span text:style-name="T3">Se o usuário estiver acessando o perfil dele próprio, est</text:span></text:span><text:span text:style-name="Fonte_20_parág._20_padrão"><text:span text:style-name="T6">ará</text:span></text:span><text:span text:style-name="Fonte_20_parág._20_padrão"><text:span text:style-name="T3"> habilitada as opções de adicionar informações em cada seção, além de editar e excluir.</text:span></text:span></text:p>
                </text:list-item>
                <text:list-item>
                  <text:p text:style-name="P11"><text:span text:style-name="Fonte_20_parág._20_padrão"><text:span text:style-name="T18">A foto de perfil do aplicativo será a foto atual do Facebook do usuário.</text:span></text:span></text:p>
                </text:list-item>
                <text:list-item>
                  <text:p text:style-name="P2"><text:span text:style-name="Fonte_20_parág._20_padrão"><text:span text:style-name="T19">A página de perfil também terá um menu superior horizontal, onde terá a opção de voltar (voltará para a página principal, a página da turma do usuário).</text:span></text:span></text:p>
                  <text:p text:style-name="P2"><text:span text:style-name="Fonte_20_parág._20_padrão"/></text:p>
                  <text:p text:style-name="P2"><text:span text:style-name="Fonte_20_parág._20_padrão"/></text:p>
                  <text:p text:style-name="P3"><text:span text:style-name="Fonte_20_parág._20_padrão"><text:s/></text:span><text:span text:style-name="Fonte_20_parág._20_padrão"><text:span text:style-name="T21">Módulo </text:span></text:span><text:span text:style-name="Fonte_20_parág._20_padrão"><text:span text:style-name="T22">Administrativo</text:span></text:span></text:p>
                </text:list-item>
                <text:list-item>
                  <text:p text:style-name="P4"><text:span text:style-name="Fonte_20_parág._20_padrão"><text:span text:style-name="T14"><text:s/></text:span></text:span><text:span text:style-name="Fonte_20_parág._20_padrão"><text:span text:style-name="T23">Contará com uma página que listará todos os alunos, e o administrador (coordenador) poderá visualizar as informações do aluno, cadastrar novo aluno, assim como editar, e desativar o aluno. Desativar o aluno significa desfazer o vínculo entre o perfil do Facebook e o aluno cadastrado pelo coordenador previamente.</text:span></text:span></text:p>
                </text:list-item>
                <text:list-item>
                  <text:p text:style-name="P4"><text:span text:style-name="Fonte_20_parág._20_padrão"><text:span text:style-name="T23"><text:s/>Também existirá uma página para gerenciar turmas, criar nova turma, editar, excluir.</text:span></text:span></text:p>
                </text:list-item>
                <text:list-item>
                  <text:p text:style-name="P4"><text:span text:style-name="Fonte_20_parág._20_padrão"><text:span text:style-name="T23">Neste módulo da aplicação, existirá um menu superior, onde o usuário terá a opção de alternar entre as páginas do módulo administrativo.</text:span></text:span></text:p>
                </text:list-item>
                <text:list-item>
                  <text:p text:style-name="P4"><text:span text:style-name="Fonte_20_parág._20_padrão"><text:span text:style-name="T26">O sistema contará com uma página onde serão exibidos os mais diversos relatórios, que poderão ser solicitados pelo administrador (coordenador). </text:span></text:span></text:p>
                </text:list-item>
              </text:list>
            </text:list-item>
          </text:list>
        </text:list-item>
      </text:list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Times new roman" svg:font-family="'Times new roman'" style:font-family-generic="roman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left="0.7cm" fo:margin-right="0cm" fo:margin-top="0cm" fo:margin-bottom="0.212cm" style:contextual-spacing="false" fo:hyphenation-ladder-count="no-limit" fo:text-indent="0cm" style:auto-text-indent="false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iago</meta:initial-creator>
    <meta:creation-date>2013-11-28T22:50:00Z</meta:creation-date>
    <dc:date>2014-11-07T10:50:16.961292514</dc:date>
    <meta:editing-cycles>21</meta:editing-cycles>
    <meta:editing-duration>PT2H24M36S</meta:editing-duration>
    <meta:document-statistic meta:table-count="0" meta:image-count="0" meta:object-count="0" meta:page-count="3" meta:paragraph-count="33" meta:word-count="927" meta:character-count="5493" meta:non-whitespace-character-count="4606"/>
    <meta:template xlink:type="simple" xlink:actuate="onRequest" xlink:title="" xlink:href="Normal"/>
  </office:meta>
</office:document-meta>
</file>